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Questions:</text:span></text:p>
      <text:p text:style-name="Standard"/>
      <text:p text:style-name="Standard">1. Why do we need parameterized constructor?</text:p>
      <text:p text:style-name="Standard"/>
      <text:p text:style-name="Standard">2. Difference between int and Integer.</text:p>
      <text:p text:style-name="Standard"/>
      <text:p text:style-name="Standard">3. What are String, StringBuffer and StringBuilder?</text:p>
      <text:p text:style-name="Standard"/>
      <text:p text:style-name="Standard">4. Implementation of charAt().</text:p>
      <text:p text:style-name="Standard"/>
      <text:p text:style-name="Standard">5. Usage of custom exception.</text:p>
      <text:p text:style-name="Standard"/>
      <text:p text:style-name="Standard">6. Use of throw and throws keyword.</text:p>
      <text:p text:style-name="Standard"/>
      <text:p text:style-name="Standard">7. Use of Google OAuth offline access.</text:p>
      <text:p text:style-name="Standard"/>
      <text:p text:style-name="Standard">8. How to handle more than one transaction at a time on database?</text:p>
      <text:p text:style-name="Standard"/>
      <text:p text:style-name="Standard">9. Implementation of deadlock condition and its prevention.</text:p>
      <text:p text:style-name="Standard"/>
      <text:p text:style-name="Standard">10. How to encode/decode scripts?</text:p>
      <text:p text:style-name="Standard"/>
      <text:p text:style-name="Standard">11. Implementation of call by reference and call by value.</text:p>
      <text:p text:style-name="Standard"/>
      <text:p text:style-name="Standard">12. Use of Transactional annotation even when there is a single query.</text:p>
      <text:p text:style-name="Standard"/>
      <text:p text:style-name="Standard">13. Logging Exception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96" meta:character-count="594"/>
    <dc:date>2015-12-18T18:39:34.45</dc:date>
    <meta:generator>OpenOffice/4.1.1$Win32 OpenOffice.org_project/411m6$Build-9775</meta:generator>
  </office:meta>
</office:document-meta>
</file>